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13.29pt" fo:break-before="auto" style:use-optimal-row-height="true"/>
    </style:style>
    <style:style style:name="ro30"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7">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29">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0">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29">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29">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29">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29">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0">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29">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0">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0">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0">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0">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0">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0">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0">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0">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29">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0">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0">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0">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29">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29">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29">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0">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1">00/00/0000</text:date>, <text:time style:data-style-name="N2" text:time-value="11:50:54.373319861">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1T11:53:43.593874931</dc:date>
    <meta:creation-date>2016-09-05T22:47:24Z</meta:creation-date>
    <meta:editing-cycles>1664</meta:editing-cycles>
    <meta:editing-duration>P34DT17H4M8S</meta:editing-duration>
    <meta:generator>LibreOffice/5.4.2.2.0$Linux_X86_64 LibreOffice_project/40m0$Build-2</meta:generator>
    <meta:document-statistic meta:table-count="4" meta:cell-count="4433" meta:object-count="0"/>
  </office:meta>
</office:document-meta>
</file>